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151.4mm" svg:x="155.85mm" svg:y="15.41mm">
            <draw:object draw:notify-on-update-of-ranges="Sheet1.E4:Sheet1.E23 Sheet1.F4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Population analysis using the SCF Density.</text:p>
          </table:table-cell>
          <table:table-cell table:number-columns-repeated="10"/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-539.655698766" calcext:value-type="float">
            <text:p>-539.655698766</text:p>
          </table:table-cell>
          <table:table-cell table:formula="of:=[.C4]--539.655726844" office:value-type="float" office:value="0.0000280780000139202" calcext:value-type="float">
            <text:p>2.80780000139202E-05</text:p>
          </table:table-cell>
          <table:table-cell office:value-type="float" office:value="-0.45" calcext:value-type="float">
            <text:p>-0.45</text:p>
          </table:table-cell>
          <table:table-cell table:formula="of:=[.D4]*219474.6" office:value-type="float" office:value="6.16240782185514" calcext:value-type="float">
            <text:p>6.16240782185514</text:p>
          </table:table-cell>
          <table:table-cell table:number-columns-repeated="12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-539.655805433" calcext:value-type="float">
            <text:p>-539.655805433</text:p>
          </table:table-cell>
          <table:table-cell table:formula="of:=[.C5]--539.655726844" office:value-type="float" office:value="-0.0000785889999406208" calcext:value-type="float">
            <text:p>-7.85889999406208E-05</text:p>
          </table:table-cell>
          <table:table-cell office:value-type="float" office:value="-0.4" calcext:value-type="float">
            <text:p>-0.4</text:p>
          </table:table-cell>
          <table:table-cell table:formula="of:=[.D5]*219474.6" office:value-type="float" office:value="-17.2482893263678" calcext:value-type="float">
            <text:p>-17.2482893263678</text:p>
          </table:table-cell>
          <table:table-cell table:number-columns-repeated="12"/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-539.655864076" calcext:value-type="float">
            <text:p>-539.655864076</text:p>
          </table:table-cell>
          <table:table-cell table:formula="of:=[.C6]--539.655726844" office:value-type="float" office:value="-0.000137231999929099" calcext:value-type="float">
            <text:p>-0.000137231999929</text:p>
          </table:table-cell>
          <table:table-cell office:value-type="float" office:value="-0.35" calcext:value-type="float">
            <text:p>-0.35</text:p>
          </table:table-cell>
          <table:table-cell table:formula="of:=[.D6]*219474.6" office:value-type="float" office:value="-30.1189382916391" calcext:value-type="float">
            <text:p>-30.1189382916391</text:p>
          </table:table-cell>
          <table:table-cell table:number-columns-repeated="12"/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-539.655883029" calcext:value-type="float">
            <text:p>-539.655883029</text:p>
          </table:table-cell>
          <table:table-cell table:formula="of:=[.C7]--539.655726844" office:value-type="float" office:value="-0.000156185000037112" calcext:value-type="float">
            <text:p>-0.000156185000037</text:p>
          </table:table-cell>
          <table:table-cell office:value-type="float" office:value="-0.3" calcext:value-type="float">
            <text:p>-0.3</text:p>
          </table:table-cell>
          <table:table-cell table:formula="of:=[.D7]*219474.6" office:value-type="float" office:value="-34.2786404091452" calcext:value-type="float">
            <text:p>-34.2786404091452</text:p>
          </table:table-cell>
          <table:table-cell table:number-columns-repeated="12"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-539.655871797" calcext:value-type="float">
            <text:p>-539.655871797</text:p>
          </table:table-cell>
          <table:table-cell table:formula="of:=[.C8]--539.655726844" office:value-type="float" office:value="-0.000144953000017267" calcext:value-type="float">
            <text:p>-0.000144953000017</text:p>
          </table:table-cell>
          <table:table-cell office:value-type="float" office:value="-0.25" calcext:value-type="float">
            <text:p>-0.25</text:p>
          </table:table-cell>
          <table:table-cell table:formula="of:=[.D8]*219474.6" office:value-type="float" office:value="-31.8135016975897" calcext:value-type="float">
            <text:p>-31.8135016975897</text:p>
          </table:table-cell>
          <table:table-cell table:number-columns-repeated="12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-539.655840858" calcext:value-type="float">
            <text:p>-539.655840858</text:p>
          </table:table-cell>
          <table:table-cell table:formula="of:=[.C9]--539.655726844" office:value-type="float" office:value="-0.000114014000018869" calcext:value-type="float">
            <text:p>-0.000114014000019</text:p>
          </table:table-cell>
          <table:table-cell office:value-type="float" office:value="-0.2" calcext:value-type="float">
            <text:p>-0.2</text:p>
          </table:table-cell>
          <table:table-cell table:formula="of:=[.D9]*219474.6" office:value-type="float" office:value="-25.0231770485414" calcext:value-type="float">
            <text:p>-25.0231770485414</text:p>
          </table:table-cell>
          <table:table-cell table:number-columns-repeated="9"/>
          <table:table-cell office:value-type="float" office:value="-539.759012519" calcext:value-type="float">
            <text:p>-539.75901251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-539.655801187" calcext:value-type="float">
            <text:p>-539.655801187</text:p>
          </table:table-cell>
          <table:table-cell table:formula="of:=[.C10]--539.655726844" office:value-type="float" office:value="-0.0000743429999374712" calcext:value-type="float">
            <text:p>-7.43429999374712E-05</text:p>
          </table:table-cell>
          <table:table-cell office:value-type="float" office:value="-0.15" calcext:value-type="float">
            <text:p>-0.15</text:p>
          </table:table-cell>
          <table:table-cell table:formula="of:=[.D10]*219474.6" office:value-type="float" office:value="-16.3164001740765" calcext:value-type="float">
            <text:p>-16.3164001740765</text:p>
          </table:table-cell>
          <table:table-cell table:number-columns-repeated="9"/>
          <table:table-cell table:formula="of:=[.P9]-[.C13]" office:value-type="float" office:value="-0.103285674999938" calcext:value-type="float">
            <text:p>-0.103285674999938</text:p>
          </table:table-cell>
          <table:table-cell table:formula="of:=[.P10]*219474.6" office:value-type="float" office:value="-22668.5822063414" calcext:value-type="float">
            <text:p>-22668.5822063414</text:p>
          </table:table-cell>
          <table:table-cell table:formula="of:=[.Q10]/8065.74" office:value-type="float" office:value="-2.81047767549431" calcext:value-type="float">
            <text:p>-2.8104776754943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539.655763394" calcext:value-type="float">
            <text:p>-539.655763394</text:p>
          </table:table-cell>
          <table:table-cell table:formula="of:=[.C11]--539.655726844" office:value-type="float" office:value="-0.0000365500000043539" calcext:value-type="float">
            <text:p>-3.65500000043539E-05</text:p>
          </table:table-cell>
          <table:table-cell office:value-type="float" office:value="-0.1" calcext:value-type="float">
            <text:p>-0.1</text:p>
          </table:table-cell>
          <table:table-cell table:formula="of:=[.D11]*219474.6" office:value-type="float" office:value="-8.02179663095558" calcext:value-type="float">
            <text:p>-8.02179663095558</text:p>
          </table:table-cell>
          <table:table-cell table:number-columns-repeated="12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-539.655736541" calcext:value-type="float">
            <text:p>-539.655736541</text:p>
          </table:table-cell>
          <table:table-cell table:formula="of:=[.C12]--539.655726844" office:value-type="float" office:value="-0.00000969699999586737" calcext:value-type="float">
            <text:p>-9.69699999586737E-06</text:p>
          </table:table-cell>
          <table:table-cell office:value-type="float" office:value="-0.05" calcext:value-type="float">
            <text:p>-0.05</text:p>
          </table:table-cell>
          <table:table-cell table:formula="of:=[.D12]*219474.6" office:value-type="float" office:value="-2.12824519529299" calcext:value-type="float">
            <text:p>-2.1282451952929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539.655726844" calcext:value-type="float">
            <text:p>-539.655726844</text:p>
          </table:table-cell>
          <table:table-cell table:formula="of:=[.C13]--539.6557268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3]*219474.6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539.655736597" calcext:value-type="float">
            <text:p>-539.655736597</text:p>
          </table:table-cell>
          <table:table-cell table:formula="of:=[.C14]--539.655726844" office:value-type="float" office:value="-0.00000975299997207912" calcext:value-type="float">
            <text:p>-9.75299997207912E-06</text:p>
          </table:table-cell>
          <table:table-cell office:value-type="float" office:value="0.05" calcext:value-type="float">
            <text:p>0.05</text:p>
          </table:table-cell>
          <table:table-cell table:formula="of:=[.D14]*219474.6" office:value-type="float" office:value="-2.14053576767208" calcext:value-type="float">
            <text:p>-2.14053576767208</text:p>
          </table:table-cell>
          <table:table-cell table:number-columns-repeated="9"/>
          <table:table-cell office:value-type="float" office:value="-539.759012519" calcext:value-type="float">
            <text:p>-539.759012519</text:p>
          </table:table-cell>
          <table:table-cell table:formula="of:=[.P14]-[.P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539.655763779" calcext:value-type="float">
            <text:p>-539.655763779</text:p>
          </table:table-cell>
          <table:table-cell table:formula="of:=[.C15]--539.655726844" office:value-type="float" office:value="-0.0000369350000255508" calcext:value-type="float">
            <text:p>-3.69350000255508E-05</text:p>
          </table:table-cell>
          <table:table-cell office:value-type="float" office:value="0.1" calcext:value-type="float">
            <text:p>0.1</text:p>
          </table:table-cell>
          <table:table-cell table:formula="of:=[.D15]*219474.6" office:value-type="float" office:value="-8.10629435660776" calcext:value-type="float">
            <text:p>-8.1062943566077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539.655802401" calcext:value-type="float">
            <text:p>-539.655802401</text:p>
          </table:table-cell>
          <table:table-cell table:formula="of:=[.C16]--539.655726844" office:value-type="float" office:value="-0.0000755569999455474" calcext:value-type="float">
            <text:p>-7.55569999455474E-05</text:p>
          </table:table-cell>
          <table:table-cell office:value-type="float" office:value="0.15" calcext:value-type="float">
            <text:p>0.15</text:p>
          </table:table-cell>
          <table:table-cell table:formula="of:=[.D16]*219474.6" office:value-type="float" office:value="-16.582842340249" calcext:value-type="float">
            <text:p>-16.58284234024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539.655843557" calcext:value-type="float">
            <text:p>-539.655843557</text:p>
          </table:table-cell>
          <table:table-cell table:formula="of:=[.C17]--539.655726844" office:value-type="float" office:value="-0.000116713000011259" calcext:value-type="float">
            <text:p>-0.000116713000011</text:p>
          </table:table-cell>
          <table:table-cell office:value-type="float" office:value="0.2" calcext:value-type="float">
            <text:p>0.2</text:p>
          </table:table-cell>
          <table:table-cell table:formula="of:=[.D17]*219474.6" office:value-type="float" office:value="-25.6155389922711" calcext:value-type="float">
            <text:p>-25.615538992271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539.655876726" calcext:value-type="float">
            <text:p>-539.655876726</text:p>
          </table:table-cell>
          <table:table-cell table:formula="of:=[.C18]--539.655726844" office:value-type="float" office:value="-0.000149881999959689" calcext:value-type="float">
            <text:p>-0.00014988199996</text:p>
          </table:table-cell>
          <table:table-cell office:value-type="float" office:value="0.25" calcext:value-type="float">
            <text:p>0.25</text:p>
          </table:table-cell>
          <table:table-cell table:formula="of:=[.D18]*219474.6" office:value-type="float" office:value="-32.8952919883528" calcext:value-type="float">
            <text:p>-32.895291988352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539.655890956" calcext:value-type="float">
            <text:p>-539.655890956</text:p>
          </table:table-cell>
          <table:table-cell table:formula="of:=[.C19]--539.655726844" office:value-type="float" office:value="-0.000164111999993111" calcext:value-type="float">
            <text:p>-0.000164111999993</text:p>
          </table:table-cell>
          <table:table-cell office:value-type="float" office:value="0.3" calcext:value-type="float">
            <text:p>0.3</text:p>
          </table:table-cell>
          <table:table-cell table:formula="of:=[.D19]*219474.6" office:value-type="float" office:value="-36.018415553688" calcext:value-type="float">
            <text:p>-36.01841555368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539.655875764" calcext:value-type="float">
            <text:p>-539.655875764</text:p>
          </table:table-cell>
          <table:table-cell table:formula="of:=[.C20]--539.655726844" office:value-type="float" office:value="-0.000148920000015096" calcext:value-type="float">
            <text:p>-0.000148920000015</text:p>
          </table:table-cell>
          <table:table-cell office:value-type="float" office:value="0.35" calcext:value-type="float">
            <text:p>0.35</text:p>
          </table:table-cell>
          <table:table-cell table:formula="of:=[.D20]*219474.6" office:value-type="float" office:value="-32.6841574353132" calcext:value-type="float">
            <text:p>-32.684157435313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539.655821616" calcext:value-type="float">
            <text:p>-539.655821616</text:p>
          </table:table-cell>
          <table:table-cell table:formula="of:=[.C21]--539.655726844" office:value-type="float" office:value="-0.0000947720000112895" calcext:value-type="float">
            <text:p>-9.47720000112895E-05</text:p>
          </table:table-cell>
          <table:table-cell office:value-type="float" office:value="0.4" calcext:value-type="float">
            <text:p>0.4</text:p>
          </table:table-cell>
          <table:table-cell table:formula="of:=[.D21]*219474.6" office:value-type="float" office:value="-20.8000467936778" calcext:value-type="float">
            <text:p>-20.800046793677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539.655720148" calcext:value-type="float">
            <text:p>-539.655720148</text:p>
          </table:table-cell>
          <table:table-cell table:formula="of:=[.C22]--539.655726844" office:value-type="float" office:value="0.00000669600001401705" calcext:value-type="float">
            <text:p>6.69600001401705E-06</text:p>
          </table:table-cell>
          <table:table-cell office:value-type="float" office:value="0.45" calcext:value-type="float">
            <text:p>0.45</text:p>
          </table:table-cell>
          <table:table-cell table:formula="of:=[.D22]*219474.6" office:value-type="float" office:value="1.46960192467639" calcext:value-type="float">
            <text:p>1.4696019246763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539.655564198" calcext:value-type="float">
            <text:p>-539.655564198</text:p>
          </table:table-cell>
          <table:table-cell table:formula="of:=[.C23]--539.655726844" office:value-type="float" office:value="0.000162646000035238" calcext:value-type="float">
            <text:p>0.000162646000035</text:p>
          </table:table-cell>
          <table:table-cell office:value-type="float" office:value="0.5" calcext:value-type="float">
            <text:p>0.5</text:p>
          </table:table-cell>
          <table:table-cell table:formula="of:=[.D23]*219474.6" office:value-type="float" office:value="35.6966657993339" calcext:value-type="float">
            <text:p>35.696665799333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539.655347705" calcext:value-type="float">
            <text:p>-539.655347705</text:p>
          </table:table-cell>
          <table:table-cell table:formula="of:=[.C24]--539.655726844" office:value-type="float" office:value="0.00037913899996056" calcext:value-type="float">
            <text:p>0.000379138999961</text:p>
          </table:table-cell>
          <table:table-cell office:value-type="float" office:value="0.55" calcext:value-type="float">
            <text:p>0.55</text:p>
          </table:table-cell>
          <table:table-cell table:formula="of:=[.D24]*219474.6" office:value-type="float" office:value="83.2113803607439" calcext:value-type="float">
            <text:p>83.211380360743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539.655065572" calcext:value-type="float">
            <text:p>-539.655065572</text:p>
          </table:table-cell>
          <table:table-cell table:formula="of:=[.C25]--539.655726844" office:value-type="float" office:value="0.0006612720000021" calcext:value-type="float">
            <text:p>0.000661272000002</text:p>
          </table:table-cell>
          <table:table-cell office:value-type="float" office:value="0.6" calcext:value-type="float">
            <text:p>0.6</text:p>
          </table:table-cell>
          <table:table-cell table:formula="of:=[.D25]*219474.6" office:value-type="float" office:value="145.132407691661" calcext:value-type="float">
            <text:p>145.13240769166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-539.654713524" calcext:value-type="float">
            <text:p>-539.654713524</text:p>
          </table:table-cell>
          <table:table-cell table:formula="of:=[.C26]--539.655726844" office:value-type="float" office:value="0.00101331999997001" calcext:value-type="float">
            <text:p>0.00101331999997</text:p>
          </table:table-cell>
          <table:table-cell office:value-type="float" office:value="0.65" calcext:value-type="float">
            <text:p>0.65</text:p>
          </table:table-cell>
          <table:table-cell table:formula="of:=[.D26]*219474.6" office:value-type="float" office:value="222.398001665418" calcext:value-type="float">
            <text:p>222.39800166541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539.654287952" calcext:value-type="float">
            <text:p>-539.654287952</text:p>
          </table:table-cell>
          <table:table-cell table:formula="of:=[.C27]--539.655726844" office:value-type="float" office:value="0.00143889200001013" calcext:value-type="float">
            <text:p>0.00143889200001</text:p>
          </table:table-cell>
          <table:table-cell office:value-type="float" office:value="0.7" calcext:value-type="float">
            <text:p>0.7</text:p>
          </table:table-cell>
          <table:table-cell table:formula="of:=[.D27]*219474.6" office:value-type="float" office:value="315.800246145423" calcext:value-type="float">
            <text:p>315.80024614542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539.653785849" calcext:value-type="float">
            <text:p>-539.653785849</text:p>
          </table:table-cell>
          <table:table-cell table:formula="of:=[.C28]--539.655726844" office:value-type="float" office:value="0.00194099500004086" calcext:value-type="float">
            <text:p>0.001940995000041</text:p>
          </table:table-cell>
          <table:table-cell office:value-type="float" office:value="0.75" calcext:value-type="float">
            <text:p>0.75</text:p>
          </table:table-cell>
          <table:table-cell table:formula="of:=[.D28]*219474.6" office:value-type="float" office:value="425.999101235967" calcext:value-type="float">
            <text:p>425.999101235967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539.653204626" calcext:value-type="float">
            <text:p>-539.653204626</text:p>
          </table:table-cell>
          <table:table-cell table:formula="of:=[.C29]--539.655726844" office:value-type="float" office:value="0.00252221799996732" calcext:value-type="float">
            <text:p>0.002522217999967</text:p>
          </table:table-cell>
          <table:table-cell office:value-type="float" office:value="0.8" calcext:value-type="float">
            <text:p>0.8</text:p>
          </table:table-cell>
          <table:table-cell table:formula="of:=[.D29]*219474.6" office:value-type="float" office:value="553.562786655629" calcext:value-type="float">
            <text:p>553.56278665562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-539.652542075" calcext:value-type="float">
            <text:p>-539.652542075</text:p>
          </table:table-cell>
          <table:table-cell table:formula="of:=[.C30]--539.655726844" office:value-type="float" office:value="0.00318476899997222" calcext:value-type="float">
            <text:p>0.003184768999972</text:p>
          </table:table-cell>
          <table:table-cell office:value-type="float" office:value="0.85" calcext:value-type="float">
            <text:p>0.85</text:p>
          </table:table-cell>
          <table:table-cell table:formula="of:=[.D30]*219474.6" office:value-type="float" office:value="698.975902361303" calcext:value-type="float">
            <text:p>698.97590236130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-539.651796287" calcext:value-type="float">
            <text:p>-539.651796287</text:p>
          </table:table-cell>
          <table:table-cell table:formula="of:=[.C31]--539.655726844" office:value-type="float" office:value="0.00393055699998968" calcext:value-type="float">
            <text:p>0.00393055699999</text:p>
          </table:table-cell>
          <table:table-cell office:value-type="float" office:value="0.9" calcext:value-type="float">
            <text:p>0.9</text:p>
          </table:table-cell>
          <table:table-cell table:formula="of:=[.D31]*219474.6" office:value-type="float" office:value="862.657425349934" calcext:value-type="float">
            <text:p>862.657425349934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539.650965602" calcext:value-type="float">
            <text:p>-539.650965602</text:p>
          </table:table-cell>
          <table:table-cell table:formula="of:=[.C32]--539.655726844" office:value-type="float" office:value="0.0047612419999723" calcext:value-type="float">
            <text:p>0.004761241999972</text:p>
          </table:table-cell>
          <table:table-cell office:value-type="float" office:value="0.95" calcext:value-type="float">
            <text:p>0.95</text:p>
          </table:table-cell>
          <table:table-cell table:formula="of:=[.D32]*219474.6" office:value-type="float" office:value="1044.97168344712" calcext:value-type="float">
            <text:p>1044.9716834471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-539.650048549" calcext:value-type="float">
            <text:p>-539.650048549</text:p>
          </table:table-cell>
          <table:table-cell table:formula="of:=[.C33]--539.655726844" office:value-type="float" office:value="0.00567829500005246" calcext:value-type="float">
            <text:p>0.005678295000052</text:p>
          </table:table-cell>
          <table:table-cell office:value-type="float" office:value="1" calcext:value-type="float">
            <text:p>1</text:p>
          </table:table-cell>
          <table:table-cell table:formula="of:=[.D33]*219474.6" office:value-type="float" office:value="1246.24152381851" calcext:value-type="float">
            <text:p>1246.24152381851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float" office:value="-539.699229533" calcext:value-type="float">
            <text:p>-539.69922953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10:06:13.533037795</meta:creation-date>
    <dc:date>2022-07-15T08:03:28.001813051</dc:date>
    <meta:editing-duration>PT10H55M12S</meta:editing-duration>
    <meta:editing-cycles>2</meta:editing-cycles>
    <meta:generator>LibreOffice/6.0.7.3$Linux_X86_64 LibreOffice_project/00m0$Build-3</meta:generator>
    <meta:document-statistic meta:table-count="1" meta:cell-count="1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15.141cm" xlink:href=".." xlink:type="simple" chart:class="chart:scatter" chart:style-name="ch1">
        <chart:plot-area chart:style-name="ch2" table:cell-range-address="Sheet1.E4:Sheet1.F23" svg:x="0.319cm" svg:y="0.302cm" svg:width="15.36cm" svg:height="14.537cm">
          <chartooo:coordinate-region svg:x="0.61cm" svg:y="0.501cm" svg:width="14.828cm" svg:height="14.1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4:Sheet1.F23" chart:class="chart:scatter">
            <chart:domain table:cell-range-address="Sheet1.E4:Sheet1.E23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5">
                <text:p>-0.45</text:p>
                <draw:g>
                  <svg:desc>Sheet1.E4:Sheet1.E23</svg:desc>
                </draw:g>
              </table:table-cell>
              <table:table-cell office:value-type="float" office:value="6.16240782185514">
                <text:p>6.16240782185514</text:p>
                <draw:g>
                  <svg:desc>Sheet1.F4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-17.2482893263678">
                <text:p>-17.2482893263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5">
                <text:p>-0.35</text:p>
              </table:table-cell>
              <table:table-cell office:value-type="float" office:value="-30.1189382916391">
                <text:p>-30.1189382916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-34.2786404091452">
                <text:p>-34.278640409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5">
                <text:p>-0.25</text:p>
              </table:table-cell>
              <table:table-cell office:value-type="float" office:value="-31.8135016975897">
                <text:p>-31.8135016975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-25.0231770485414">
                <text:p>-25.0231770485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">
                <text:p>-0.15</text:p>
              </table:table-cell>
              <table:table-cell office:value-type="float" office:value="-16.3164001740765">
                <text:p>-16.3164001740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">
                <text:p>-0.1</text:p>
              </table:table-cell>
              <table:table-cell office:value-type="float" office:value="-8.02179663095558">
                <text:p>-8.02179663095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">
                <text:p>-0.05</text:p>
              </table:table-cell>
              <table:table-cell office:value-type="float" office:value="-2.12824519529299">
                <text:p>-2.12824519529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-2.14053576767208">
                <text:p>-2.14053576767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8.10629435660776">
                <text:p>-8.10629435660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16.582842340249">
                <text:p>-16.582842340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-25.6155389922711">
                <text:p>-25.6155389922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-32.8952919883528">
                <text:p>-32.8952919883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6.018415553688">
                <text:p>-36.01841555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">
                <text:p>0.35</text:p>
              </table:table-cell>
              <table:table-cell office:value-type="float" office:value="-32.6841574353132">
                <text:p>-32.6841574353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-20.8000467936778">
                <text:p>-20.8000467936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.46960192467639">
                <text:p>1.46960192467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35.6966657993339">
                <text:p>35.6966657993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